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e9748" officeooo:paragraph-rsid="000e9748"/>
    </style:style>
    <style:style style:name="P2" style:family="paragraph" style:parent-style-name="Text_20_body">
      <style:text-properties officeooo:rsid="000fb978" officeooo:paragraph-rsid="000fb978"/>
    </style:style>
    <style:style style:name="P3" style:family="paragraph" style:parent-style-name="Text_20_body">
      <style:text-properties officeooo:rsid="00114798" officeooo:paragraph-rsid="00114798"/>
    </style:style>
    <style:style style:name="P4" style:family="paragraph" style:parent-style-name="Text_20_body">
      <style:text-properties officeooo:rsid="0014276c" officeooo:paragraph-rsid="0014276c"/>
    </style:style>
    <style:style style:name="P5" style:family="paragraph" style:parent-style-name="Text_20_body">
      <style:text-properties style:text-underline-style="solid" style:text-underline-width="auto" style:text-underline-color="font-color" officeooo:rsid="000e9748" officeooo:paragraph-rsid="000e9748"/>
    </style:style>
    <style:style style:name="P6" style:family="paragraph" style:parent-style-name="Text_20_body">
      <style:text-properties style:text-underline-style="solid" style:text-underline-width="auto" style:text-underline-color="font-color" officeooo:rsid="0014276c" officeooo:paragraph-rsid="0014276c"/>
    </style:style>
    <style:style style:name="P7" style:family="paragraph" style:parent-style-name="Text_20_body">
      <style:text-properties style:text-underline-style="solid" style:text-underline-width="auto" style:text-underline-color="font-color" officeooo:rsid="00114798" officeooo:paragraph-rsid="00114798"/>
    </style:style>
    <style:style style:name="P8" style:family="paragraph" style:parent-style-name="Text_20_body">
      <style:text-properties officeooo:rsid="000fb978" officeooo:paragraph-rsid="000e9748"/>
    </style:style>
    <style:style style:name="P9" style:family="paragraph" style:parent-style-name="Text_20_body">
      <style:text-properties officeooo:rsid="00114798" officeooo:paragraph-rsid="00114798"/>
    </style:style>
    <style:style style:name="T1" style:family="text">
      <style:text-properties officeooo:rsid="0010f145"/>
    </style:style>
    <style:style style:name="T2" style:family="text">
      <style:text-properties officeooo:rsid="0014276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7eaf"/>
    </style:style>
    <style:style style:name="T5" style:family="text">
      <style:text-properties fo:font-weight="normal" officeooo:rsid="00147eaf" style:font-weight-asian="normal" style:font-weight-complex="normal"/>
    </style:style>
    <style:style style:name="T6" style:family="text">
      <style:text-properties fo:font-weight="normal" officeooo:rsid="0015a715" style:font-weight-asian="normal" style:font-weight-complex="normal"/>
    </style:style>
    <style:style style:name="T7" style:family="text">
      <style:text-properties fo:font-weight="normal" officeooo:rsid="0017527e" style:font-weight-asian="normal" style:font-weight-complex="normal"/>
    </style:style>
    <style:style style:name="T8" style:family="text">
      <style:text-properties fo:font-weight="normal" officeooo:rsid="0017e28e" style:font-weight-asian="normal" style:font-weight-complex="normal"/>
    </style:style>
    <style:style style:name="T9" style:family="text">
      <style:text-properties officeooo:rsid="0015a715"/>
    </style:style>
    <style:style style:name="T10" style:family="text">
      <style:text-properties officeooo:rsid="0017e28e"/>
    </style:style>
    <style:style style:name="T11" style:family="text">
      <style:text-properties officeooo:rsid="0018d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1">Expositores</text:span> = gente o empresas que compra o paga para tener un hueco en el evento para mostrarse, <text:tab/><text:tab/>publicitar algo, etc.</text:p>
      <text:p text:style-name="P1">Visitante = Persona que va al evento para ver las exposiciones.</text:p>
      <text:h text:style-name="Heading_20_2" text:outline-level="2">ANÁLISIS Y PLANIFICACIÓN</text:h>
      <text:p text:style-name="Text_20_body"/>
      <text:p text:style-name="P5">Publico objetivo:</text:p>
      <text:p text:style-name="P8"/>
      <text:p text:style-name="P2"/>
      <text:p text:style-name="P6">DAFO:</text:p>
      <text:p text:style-name="P4"><text:tab/><text:span text:style-name="T3">Fortalezas:</text:span> <text:span text:style-name="T4">Inclulle la capacidad de optener una recompensa para llamar la atencion de la <text:tab/><text:tab/>gente.</text:span></text:p>
      <text:p text:style-name="P4"><text:tab/><text:span text:style-name="T3">Debilidades:</text:span> Asunto/tema del correo alta mente generico <text:span text:style-name="T9">y</text:span> con dificultad para captar la <text:tab/><text:tab/><text:tab/>atencion<text:span text:style-name="T4">.</text:span></text:p>
      <text:p text:style-name="P4"><text:tab/><text:span text:style-name="T3">Oportunidades:</text:span><text:span text:style-name="T5"> </text:span><text:span text:style-name="T6">El echo de ser un correo de una empresa ya conocida, lo cual puede <text:tab/><text:tab/><text:tab/>probocar que por la comfianza en la empresa o simplemente por la curiosidad que <text:tab/><text:tab/>pueda generar el reconocerla</text:span><text:span text:style-name="T8">,</text:span><text:span text:style-name="T6"> haya mas probabilidad de que la gente abra el correo</text:span><text:span text:style-name="T8">.</text:span></text:p>
      <text:p text:style-name="P4"><text:tab/><text:span text:style-name="T3">Amenazas:</text:span><text:span text:style-name="T5"> </text:span><text:span text:style-name="T6">G</text:span><text:span text:style-name="T5">ran cantidad de correos sobre temas parecidos (incluyendo recompensas) y <text:tab/><text:tab/>correos maliciosos </text:span><text:span text:style-name="T7">con tematicas similares</text:span><text:span text:style-name="T5">, que vuelve mas dificil que el usuario se <text:tab/><text:tab/>interese o</text:span><text:span text:style-name="T7"> se</text:span><text:span text:style-name="T5"> atreva a abri</text:span><text:span text:style-name="T7">r</text:span><text:span text:style-name="T5"> siquiera el mensage.</text:span></text:p>
      <text:p text:style-name="P2"/>
      <text:p text:style-name="P7">Objetivo de la campaña: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5:11:52.111294553</meta:creation-date>
    <dc:date>2025-05-27T17:30:46.606403919</dc:date>
    <meta:editing-duration>PT2H10M44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0" meta:word-count="147" meta:character-count="927" meta:non-whitespace-character-count="770"/>
  </office:meta>
</office:document-meta>
</file>